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7F810F4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style:text-properties fo:color="#ffffff" style:font-name="Segoe UI" fo:font-size="26pt" fo:text-shadow="1pt 1pt" style:font-size-asian="26pt" style:font-size-complex="26pt"/>
    </style:style>
    <style:style style:name="P3"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4"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5" style:family="paragraph">
      <style:paragraph-properties fo:margin-left="0cm" fo:margin-right="0cm" fo:margin-top="0cm" fo:margin-bottom="0cm" fo:text-indent="0.318cm" style:text-autospace="none"/>
      <style:text-properties fo:color="#000000" style:font-name="Segoe UI1" fo:font-size="8.5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font-name="Segoe UI" fo:font-size="26pt" fo:font-style="italic" fo:text-shadow="1pt 1pt" fo:font-weight="normal" style:font-size-asian="26pt" style:font-style-asian="italic" style:font-weight-asian="normal" style:font-size-complex="26pt" style:font-style-complex="italic" style:font-weight-complex="normal"/>
    </style:style>
    <style:style style:name="T4"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7" style:family="text">
      <style:text-properties fo:color="#ffffff" style:font-name="Segoe UI" fo:font-size="26pt" fo:text-shadow="1pt 1pt" fo:font-weight="normal" style:font-size-asian="26pt" style:font-weight-asian="normal" style:font-size-complex="26pt" style:font-weight-complex="normal"/>
    </style:style>
    <style:style style:name="T8" style:family="text">
      <style:text-properties fo:color="#ffffff" style:font-name="Segoe UI" fo:font-size="32pt" fo:text-shadow="1pt 1pt" style:font-size-asian="32pt" style:font-size-complex="32pt"/>
    </style:style>
    <style:style style:name="T9" style:family="text">
      <style:text-properties fo:color="#ffffff" style:text-position="33% 58%" style:font-name="Segoe UI1" fo:font-size="32pt" fo:text-shadow="1pt 1pt" style:font-name-asian="Segoe UI1" style:font-size-asian="32pt" style:font-name-complex="Segoe UI1" style:font-size-complex="32pt"/>
    </style:style>
    <style:style style:name="T10" style:family="text">
      <style:text-properties fo:color="#ffffff" style:font-name="Segoe UI1"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1.016cm">
          <draw:text-box>
            <text:p text:style-name="P1"><text:span text:style-name="T1">Old Testament Reading</text:span></text:p>
            <text:p text:style-name="P1"><text:span text:style-name="T2">1 Kings 3:4–15 </text:span><text:span text:style-name="T3"><text: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654cm" svg:height="9.269cm" svg:x="1.27cm" svg:y="0.891cm">
          <draw:text-box>
            <text:p text:style-name="P3"><text:span text:style-name="T4">4</text:span><text:span text:style-name="T5"> The king went to Gibeon to sacrifice there, for that was the great high place. Solomon used to offer a thousand burnt offerings on that altar. </text:span></text:p>
            <text:p text:style-name="P4"><text:span text:style-name="T4">5</text:span><text:span text:style-name="T6"> </text:span><text:span text:style-name="T5">At Gibeon the L</text:span><text:span text:style-name="T6">ORD</text:span><text:span text:style-name="T5"> appeared to Solomon in a dream by night, and God said, “Ask what I shall give you.”</text:span><text:span text:style-name="T7"> </text:span></text:p>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654cm" svg:height="7.766cm" svg:x="1.27cm" svg:y="1.016cm">
          <draw:text-box>
            <text:p text:style-name="P3"><text:span text:style-name="T4">6</text:span><text:span text:style-name="T6"> </text:span><text:span text:style-name="T5">And Solomon said, “You have shown great and steadfast love to your servant David my father, because he walked before you in faithfulness, in righteousness, and in uprightness of heart toward you.</text:span><text:span text:style-name="T7"> </text:span></text:p>
          </draw:text-box>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654cm" svg:height="7.766cm" svg:x="1.27cm" svg:y="1.016cm">
          <draw:text-box>
            <text:p text:style-name="P3"><text:span text:style-name="T5">And you have kept for him this great and steadfast love and have given him a son to sit on his throne this day. </text:span><text:span text:style-name="T4">7</text:span><text:span text:style-name="T6"> </text:span><text:span text:style-name="T5">And now, O L</text:span><text:span text:style-name="T6">ORD</text:span><text:span text:style-name="T5"> my God, you have made your servant king in place of David my father, although I am but a little child.</text:span><text:span text:style-name="T7"> </text:span></text:p>
          </draw:text-box>
        </draw:frame>
        <presentation:notes draw:style-name="dp2">
          <draw:page-thumbnail draw:style-name="gr2"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654cm" svg:height="6.263cm" svg:x="1.27cm" svg:y="1.016cm">
          <draw:text-box>
            <text:p text:style-name="P3"><text:span text:style-name="T5"><text:s/></text:span><text:span text:style-name="T5">I do not know how to go out or come in. </text:span><text:span text:style-name="T4">8</text:span><text:span text:style-name="T6"> </text:span><text:span text:style-name="T5">And your servant is in the midst of your</text:span><text:span text:style-name="T8"> </text:span><text:span text:style-name="T5">people whom you have chosen, a great people, too many to be numbered or counted for multitude.</text:span></text:p>
          </draw:text-box>
        </draw:frame>
        <presentation:notes draw:style-name="dp2">
          <draw:page-thumbnail draw:style-name="gr2"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2" draw:layer="layout" svg:width="25.654cm" svg:height="7.766cm" svg:x="1.27cm" svg:y="1.016cm">
          <draw:text-box>
            <text:p text:style-name="P4"><text:span text:style-name="T4">9</text:span><text:span text:style-name="T6"> </text:span><text:span text:style-name="T5">Give your servant therefore an understanding mind to govern your people,</text:span><text:span text:style-name="T7"> </text:span><text:span text:style-name="T5">that I may discern between good and evil, for who is able to govern this your great people?” </text:span><text:span text:style-name="T9">10</text:span><text:span text:style-name="T10"> </text:span><text:span text:style-name="T8">It pleased the Lord that Solomon had asked this. </text:span></text:p>
          </draw:text-box>
        </draw:frame>
        <presentation:notes draw:style-name="dp2">
          <draw:page-thumbnail draw:style-name="gr2"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2" draw:layer="layout" svg:width="25.654cm" svg:height="7.766cm" svg:x="1.27cm" svg:y="1.016cm">
          <draw:text-box>
            <text:p text:style-name="P4"><text:span text:style-name="T9">11</text:span><text:span text:style-name="T10"> </text:span><text:span text:style-name="T8">And God said to him, “Because you have asked this, and have not asked for yourself long life or riches or the life of your enemies, but have asked for yourself understanding to discern what is right, <text:s/></text:span></text:p>
          </draw:text-box>
        </draw:frame>
        <presentation:notes draw:style-name="dp2">
          <draw:page-thumbnail draw:style-name="gr2"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2" draw:layer="layout" svg:width="25.654cm" svg:height="6.263cm" svg:x="1.27cm" svg:y="1.016cm">
          <draw:text-box>
            <text:p text:style-name="P4"><text:span text:style-name="T9">12</text:span><text:span text:style-name="T10"> </text:span><text:span text:style-name="T8">behold, I now do according to your word. Behold, I give you a wise and discerning mind, so that none like you has been before you and none like you shall arise after you. </text:span></text:p>
          </draw:text-box>
        </draw:frame>
        <presentation:notes draw:style-name="dp2">
          <draw:page-thumbnail draw:style-name="gr2"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2" draw:layer="layout" svg:width="25.654cm" svg:height="4.76cm" svg:x="1.27cm" svg:y="1.016cm">
          <draw:text-box>
            <text:p text:style-name="P4"><text:span text:style-name="T9">13</text:span><text:span text:style-name="T10"> </text:span><text:span text:style-name="T8">I give you also what you have not asked, both riches and honor, so that no other king shall compare with you, all your days. </text:span></text:p>
          </draw:text-box>
        </draw:frame>
        <presentation:notes draw:style-name="dp2">
          <draw:page-thumbnail draw:style-name="gr2"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 draw:text-style-name="P2" draw:layer="layout" svg:width="25.654cm" svg:height="7.766cm" svg:x="1.27cm" svg:y="1.016cm">
          <draw:text-box>
            <text:p text:style-name="P5"><text:span text:style-name="T9">14</text:span><text:span text:style-name="T10"> </text:span><text:span text:style-name="T8">And if you will walk in my ways, keeping my statutes and my commandments, as your father David walked, then I will lengthen your days.”</text:span></text:p>
            <text:p text:style-name="P4"><text:span text:style-name="T9">15</text:span><text:span text:style-name="T10"> </text:span><text:span text:style-name="T8">And Solomon awoke, and behold, it was a dream. </text:span></text:p>
          </draw:text-box>
        </draw:frame>
        <presentation:notes draw:style-name="dp2">
          <draw:page-thumbnail draw:style-name="gr2"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1" draw:text-style-name="P2" draw:layer="layout" svg:width="25.654cm" svg:height="7.766cm" svg:x="1.27cm" svg:y="1.016cm">
          <draw:text-box>
            <text:p text:style-name="P4"><text:span text:style-name="T8">Then he came to Jerusalem and stood before the ark of the covenant of the L</text:span><text:span text:style-name="T10">ORD</text:span><text:span text:style-name="T8">, and offered up burnt offerings and peace offerings, and made a feast for all his servants.</text:span></text:p>
            <text:p text:style-name="P4"><text:span text:style-name="T8"/></text:p>
          </draw:text-box>
        </draw:frame>
        <presentation:notes draw:style-name="dp2">
          <draw:page-thumbnail draw:style-name="gr2"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7F810F4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2T15:51:01.838000000</meta:creation-date>
    <dc:title>Hymn template</dc:title>
    <meta:editing-duration>PT3H30M36S</meta:editing-duration>
    <meta:editing-cycles>2</meta:editing-cycles>
    <meta:generator>LibreOffice/4.3.4.1$Windows_x86 LibreOffice_project/bc356b2f991740509f321d70e4512a6a54c5f243</meta:generator>
    <meta:initial-creator>Arthur Hoch</meta:initial-creator>
    <dc:date>2015-01-02T19:52:29.928000000</dc:date>
    <dc:creator>Arthur Hoch</dc:creator>
    <meta:document-statistic meta:object-count="54"/>
    <meta:template xlink:type="simple" xlink:actuate="onRequest" xlink:title="Hymn template" xlink:href="../../AppData/Roaming/LibreOffice/4/user/template/Worship%20Templsates/Hymn%20template.otp" meta:date="2015-01-02T15:51:01.511000000"/>
  </office:meta>
</office:document-meta>
</file>